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183ece" officeooo:paragraph-rsid="00183ece" style:font-size-asian="10.5pt" style:font-size-complex="12pt"/>
    </style:style>
    <style:style style:name="P2" style:family="paragraph" style:parent-style-name="Standard">
      <style:text-properties fo:font-size="28pt" officeooo:rsid="00183ece" officeooo:paragraph-rsid="00183ece" style:font-size-asian="28pt" style:font-size-complex="28pt"/>
    </style:style>
    <style:style style:name="P3" style:family="paragraph" style:parent-style-name="Text_20_body">
      <style:text-properties fo:font-variant="normal" fo:text-transform="none" fo:color="#000000" style:text-line-through-style="none" style:text-line-through-type="none" style:font-name="Arial" fo:font-size="28pt" fo:font-style="normal" style:text-underline-style="none" fo:font-weight="normal" officeooo:rsid="0019f59d" officeooo:paragraph-rsid="0019f59d" style:text-blinking="false" fo:background-color="transparent" style:font-size-asian="28pt" style:font-size-complex="28pt"/>
    </style:style>
    <style:style style:name="P4" style:family="paragraph" style:parent-style-name="Text_20_body">
      <style:text-properties fo:font-size="12pt" officeooo:rsid="00183ece" officeooo:paragraph-rsid="00183ece" style:font-size-asian="10.5pt" style:font-size-complex="12pt"/>
    </style:style>
    <style:style style:name="P5" style:family="paragraph" style:parent-style-name="Text_20_body">
      <style:text-properties fo:font-variant="normal" fo:text-transform="none" fo:color="#000000" style:text-line-through-style="none" style:text-line-through-type="none" style:font-name="Arial" fo:font-size="28pt" fo:font-style="normal" style:text-underline-style="none" fo:font-weight="normal" officeooo:rsid="00183ece" officeooo:paragraph-rsid="00183ece" style:text-blinking="false" fo:background-color="transparent" style:font-size-asian="28pt" style:font-size-complex="28pt"/>
    </style:style>
    <style:style style:name="P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19f59d" officeooo:paragraph-rsid="0019f59d" style:text-blinking="false" fo:background-color="transparent" style:font-size-asian="10.5pt" style:font-size-complex="12pt"/>
    </style:style>
    <style:style style:name="P7" style:family="paragraph" style:parent-style-name="Text_20_body">
      <style:text-properties officeooo:paragraph-rsid="001ba2d1"/>
    </style:style>
    <style:style style:name="P8" style:family="paragraph" style:parent-style-name="Text_20_body">
      <style:text-properties officeooo:rsid="001ba2d1" officeooo:paragraph-rsid="001ba2d1"/>
    </style:style>
    <style:style style:name="P9" style:family="paragraph" style:parent-style-name="Text_20_body">
      <style:text-properties officeooo:rsid="001d67f9" officeooo:paragraph-rsid="001d67f9"/>
    </style:style>
    <style:style style:name="T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tyle="normal" style:text-underline-style="none" fo:font-weight="normal" officeooo:rsid="0019f59d" style:text-blinking="false" fo:background-color="transparent" loext:char-shading-value="0"/>
    </style:style>
    <style:style style:name="T3" style:family="text">
      <style:text-properties officeooo:rsid="001a639b"/>
    </style:style>
    <style:style style:name="T4" style:family="text">
      <style:text-properties officeooo:rsid="001d1127"/>
    </style:style>
    <style:style style:name="T5" style:family="text">
      <style:text-properties officeooo:rsid="001dc0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Find out the entity type</text:p>
      <text:p text:style-name="P1"/>
      <text:p text:style-name="P1">1) Employee – Entity class</text:p>
      <text:p text:style-name="P1">2) Department – Entity class</text:p>
      <text:p text:style-name="P1">3) Project – Entity class</text:p>
      <text:p text:style-name="P1">4) Dependent – Weak entity class</text:p>
      <text:p text:style-name="P1"/>
      <text:p text:style-name="P1"/>
      <text:p text:style-name="P5"><text:bookmark text:name="docs-internal-guid-8e131c35-7fff-d167-9462-0dd1ca74cda0"/>2.Find out the relationships</text:p>
      <text:p text:style-name="P4"><text:span text:style-name="T1">1) </text:span><text:span text:style-name="T2">Work for – Relationship</text:span></text:p>
      <text:p text:style-name="P6">2) Manages – Relationship</text:p>
      <text:p text:style-name="P6">3) Works on – Relationship</text:p>
      <text:p text:style-name="P6">4) Controls – Relationship</text:p>
      <text:p text:style-name="P6">5) Supervision – Relationship</text:p>
      <text:p text:style-name="P6">6) Dependents of – Weak relationships</text:p>
      <text:p text:style-name="P6"/>
      <text:p text:style-name="P3"><text:bookmark text:name="docs-internal-guid-ac8de709-7fff-1256-249b-017fef707e8d"/>3.Describe the ER Diagram in words</text:p>
      <text:p text:style-name="P7"><text:span text:style-name="T3">We have four entity in the ER diagram. In order employee, department, project and last dependent that is weak entity because it is double rectancle. </text:span></text:p>
      <text:p text:style-name="P7"/>
      <text:p text:style-name="P7"><text:span text:style-name="T3">The employee entity has six attributes these are ssn that is key attribute because that has underline after that Bdate, Name that is further divided by three atributes these are Fname,Minit, Lname. After address, Salary and sex these are the attributes. The employee entity is relationship with supervision that type is one to many type. One supervisior can manage many supervisee.</text:span></text:p>
      <text:p text:style-name="P7"/>
      <text:p text:style-name="P8">If we take departmen<text:span text:style-name="T4">t entitty that has 3 attributes. The Name and number attributes are key attributes and location is multivalued attribute. Department entity also <text:s/>has a derived attribute.</text:span></text:p>
      <text:p text:style-name="P8"/>
      <text:p text:style-name="P9">Next, the project entity has two key attribute and one attribute.</text:p>
      <text:p text:style-name="P9"/>
      <text:p text:style-name="P9">Last, The dependent entity has three atribute and one discriminator attribute.</text:p>
      <text:p text:style-name="P9"/>
      <text:p text:style-name="P9"><text:soft-page-break/>Employee and department entity <text:span text:style-name="T5">have relationship with each. That has two relationship. Work for . When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2:06:37.954827095</meta:creation-date>
    <dc:date>2018-08-24T12:35:52.017274082</dc:date>
    <meta:editing-duration>PT46M6S</meta:editing-duration>
    <meta:editing-cycles>2</meta:editing-cycles>
    <meta:generator>LibreOffice/5.1.6.2$Linux_X86_64 LibreOffice_project/10m0$Build-2</meta:generator>
    <meta:document-statistic meta:table-count="0" meta:image-count="0" meta:object-count="0" meta:page-count="2" meta:paragraph-count="19" meta:word-count="207" meta:character-count="1334" meta:non-whitespace-character-count="1133"/>
  </office:meta>
</office:document-meta>
</file>